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" style:family="text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font-size="18pt" fo:language="en" fo:country="US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IPLOMA</text:span><text:span text:style-name="T1"/></text:p>
      <text:p text:style-name="P2" loext:marker-style-name="T2"/>
      <text:p text:style-name="P1" loext:marker-style-name="T2"><text:span text:style-name="T2">De reconeixement</text:span><text:span text:style-name="T2"/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" loext:marker-style-name="T2"><text:span text:style-name="T2">Ies Joan Ramis i Ramis té el plaer de otorgar a</text:span><text:span text:style-name="T2"/></text:p>
      <text:p text:style-name="P2" loext:marker-style-name="T2"/>
      <text:p text:style-name="P2" loext:marker-style-name="T2"/>
      <text:p text:style-name="P1" loext:marker-style-name="T3"><text:span text:style-name="T3">Oscar Borras Riutort</text:span><text:span text:style-name="T3"/></text:p>
      <text:p text:style-name="P3" loext:marker-style-name="T3"/>
      <text:p text:style-name="P3" loext:marker-style-name="T3"/>
      <text:p text:style-name="P1" loext:marker-style-name="T2"><text:span text:style-name="T2">El <text:s/>titol de </text:span><text:bookmark text:name="_GoBack"/><text:span text:style-name="T2">el millor alumna de 1r SMX.</text:span><text:span text:style-name="T2"/></text:p>
      <text:p text:style-name="P2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aper-tray-name="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8:18:00</meta:creation-date>
    <meta:initial-creator>cicles</meta:initial-creator>
    <dc:creator>cicles</dc:creator>
    <dc:date>2024-11-19T08:34:52</dc:date>
    <meta:editing-cycles>1</meta:editing-cycles>
    <meta:editing-duration>PT16M</meta:editing-duration>
    <meta:generator>LibreOffice/24.8.3.2$Windows_X86_64 LibreOffice_project/48a6bac9e7e268aeb4c3483fcf825c94556d9f92</meta:generator>
    <meta:document-statistic meta:table-count="0" meta:image-count="0" meta:object-count="0" meta:page-count="1" meta:paragraph-count="5" meta:word-count="26" meta:character-count="130" meta:non-whitespace-character-count="108"/>
    <meta:user-defined meta:name="KSOProductBuildVer">1033-11.1.0.11723</meta:user-defined>
    <meta:template xlink:type="simple" xlink:actuate="onRequest" xlink:title="Normal.dotm" xlink:href=""/>
  </office:meta>
</office:document-meta>
</file>